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48cm" fo:min-width="0.57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28cm" fo:min-width="0.75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39cm" fo:min-width="0.7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draw:stroke="none" svg:stroke-color="#000000" draw:fill="none" draw:fill-color="#ffffff" fo:min-height="0.8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5.211cm" fo:min-width="5.34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0.89cm" fo:min-width="0.898cm"/>
    </style:style>
    <style:style style:name="gr11" style:family="graphic" style:parent-style-name="transparence">
      <style:graphic-properties fo:min-height="0.639cm" fo:min-width="3.31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2.29cm" fo:min-width="1.786cm"/>
    </style:style>
    <style:style style:name="gr13" style:family="graphic" style:parent-style-name="objectwithoutfill">
      <style:graphic-properties draw:stroke="dash" draw:stroke-dash="Fine_20_Dashed" svg:stroke-width="0.102cm" svg:stroke-color="#ff6600" draw:marker-start-width="0.352cm" draw:marker-end-width="0.352cm" draw:fill="solid" draw:fill-color="#ff3333" draw:textarea-vertical-align="middle" fo:padding-top="0.175cm" fo:padding-bottom="0.175cm" fo:padding-left="0.3cm" fo:padding-right="0.3cm"/>
    </style:style>
    <style:style style:name="gr14" style:family="graphic" style:parent-style-name="fine_20_dashed">
      <style:graphic-properties fo:min-height="0cm" fo:min-width="0cm"/>
    </style:style>
    <style:style style:name="gr15" style:family="graphic" style:parent-style-name="objectwithoutfill">
      <style:graphic-properties draw:stroke="dash" draw:stroke-dash="Fine_20_Dashed" svg:stroke-width="0.102cm" svg:stroke-color="#ff66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.512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93cm"/>
    </style:style>
    <style:style style:name="gr19" style:family="graphic" style:parent-style-name="standard">
      <style:graphic-properties draw:textarea-horizontal-align="justify" draw:textarea-vertical-align="middle" draw:auto-grow-height="false" fo:min-height="0.828cm" fo:min-width="2.105cm"/>
    </style:style>
    <style:style style:name="gr20" style:family="graphic" style:parent-style-name="standard">
      <style:graphic-properties draw:textarea-horizontal-align="justify" draw:textarea-vertical-align="middle" draw:auto-grow-height="false" fo:min-height="1.008cm" fo:min-width="2.823cm"/>
    </style:style>
    <style:style style:name="gr21" style:family="graphic" style:parent-style-name="standard">
      <style:graphic-properties draw:textarea-horizontal-align="justify" draw:textarea-vertical-align="middle" draw:auto-grow-height="false" fo:min-height="0.739cm" fo:min-width="1.387cm"/>
    </style:style>
    <style:style style:name="gr22" style:family="graphic" style:parent-style-name="standard">
      <style:graphic-properties draw:textarea-horizontal-align="justify" draw:textarea-vertical-align="middle" draw:auto-grow-height="false" fo:min-height="0.648cm" fo:min-width="3.272cm"/>
    </style:style>
    <style:style style:name="gr23" style:family="graphic" style:parent-style-name="standard">
      <style:graphic-properties draw:textarea-horizontal-align="justify" draw:textarea-vertical-align="middle" draw:auto-grow-height="false" fo:min-height="0.559cm" fo:min-width="2.266cm"/>
    </style:style>
    <style:style style:name="gr24" style:family="graphic" style:parent-style-name="standard">
      <style:graphic-properties draw:textarea-horizontal-align="justify" draw:textarea-vertical-align="middle" draw:auto-grow-height="false" fo:min-height="0.559cm" fo:min-width="2.554cm"/>
    </style:style>
    <style:style style:name="gr25" style:family="graphic" style:parent-style-name="standard">
      <style:graphic-properties draw:stroke="none" svg:stroke-color="#000000" draw:fill="none" draw:fill-color="#ffffff" fo:min-height="0.385cm"/>
    </style:style>
    <style:style style:name="co1" style:family="table-column">
      <style:table-column-properties style:column-width="1.365cm" style:use-optimal-column-width="false"/>
    </style:style>
    <style:style style:name="co2" style:family="table-column">
      <style:table-column-properties style:column-width="1.914cm" style:use-optimal-column-width="false"/>
    </style:style>
    <style:style style:name="co3" style:family="table-column">
      <style:table-column-properties style:column-width="1.075cm" style:use-optimal-column-width="false"/>
    </style:style>
    <style:style style:name="co4" style:family="table-column">
      <style:table-column-properties style:column-width="1.702cm" style:use-optimal-column-width="false"/>
    </style:style>
    <style:style style:name="co5" style:family="table-column">
      <style:table-column-properties style:column-width="1.108cm" style:use-optimal-column-width="false"/>
    </style:style>
    <style:style style:name="co6" style:family="table-column">
      <style:table-column-properties style:column-width="1.686cm" style:use-optimal-column-width="false"/>
    </style:style>
    <style:style style:name="co7" style:family="table-column">
      <style:table-column-properties style:column-width="1.198cm" style:use-optimal-column-width="false"/>
    </style:style>
    <style:style style:name="co8" style:family="table-column">
      <style:table-column-properties style:column-width="1.697cm" style:use-optimal-column-width="false"/>
    </style:style>
    <style:style style:name="co9" style:family="table-column">
      <style:table-column-properties style:column-width="1.22cm" style:use-optimal-column-width="false"/>
    </style:style>
    <style:style style:name="co10" style:family="table-column">
      <style:table-column-properties style:column-width="2.224cm" style:use-optimal-column-width="false"/>
    </style:style>
    <style:style style:name="co11" style:family="table-column">
      <style:table-column-properties style:column-width="1.002cm" style:use-optimal-column-width="false"/>
    </style:style>
    <style:style style:name="co12" style:family="table-column">
      <style:table-column-properties style:column-width="1.825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777cm"/>
    </style:style>
    <style:style style:name="ce1" style:family="table-cell">
      <loext:graphic-properties draw:fill-color="#ffffff" style:repeat="repeat"/>
      <style:paragraph-properties fo:border="0.03pt solid #000080"/>
      <style:text-properties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66ffff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="solid" draw:fill-color="#ff3333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763cm" svg:y="1.63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5.953cm" svg:y="7.604cm">
          <text:p text:style-name="P2">0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2.27cm" svg:y="7.477cm">
          <text:p text:style-name="P2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1.27cm" svg:x="15.859cm" svg:y="10.398cm">
          <text:p text:style-name="P2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4.683cm" svg:y="4.556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4.716cm" svg:y="4.55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3.319cm" svg:y="7.60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6.494cm" svg:y="7.47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78cm" svg:height="1.524cm" svg:x="8.112cm" svg:y="15.986cm">
          <text:p text:style-name="P2">10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397cm" svg:x="9.889cm" svg:y="12.937cm">
          <text:p text:style-name="P2">1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1.414cm" svg:y="10.398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763cm" svg:y1="2.27cm" svg:x2="5.826cm" svg:y2="4.937cm">
          <text:p/>
        </draw:line>
        <draw:line draw:style-name="gr6" draw:text-style-name="P3" draw:layer="layout" svg:x1="13.446cm" svg:y1="8.62cm" svg:x2="12.303cm" svg:y2="10.525cm">
          <text:p/>
        </draw:line>
        <draw:line draw:style-name="gr6" draw:text-style-name="P3" draw:layer="layout" svg:x1="11.033cm" svg:y1="2.143cm" svg:x2="15.097cm" svg:y2="4.81cm">
          <text:p/>
        </draw:line>
        <draw:line draw:style-name="gr6" draw:text-style-name="P3" draw:layer="layout" svg:x1="4.937cm" svg:y1="5.699cm" svg:x2="3.286cm" svg:y2="7.731cm">
          <text:p/>
        </draw:line>
        <draw:line draw:style-name="gr6" draw:text-style-name="P3" draw:layer="layout" svg:x1="11.667cm" svg:y1="11.54cm" svg:x2="10.905cm" svg:y2="12.937cm">
          <text:p/>
        </draw:line>
        <draw:line draw:style-name="gr6" draw:text-style-name="P3" draw:layer="layout" svg:x1="10.27cm" svg:y1="14.207cm" svg:x2="9.254cm" svg:y2="16.112cm">
          <text:p/>
        </draw:line>
        <draw:line draw:style-name="gr6" draw:text-style-name="P3" draw:layer="layout" svg:x1="15.351cm" svg:y1="5.699cm" svg:x2="13.954cm" svg:y2="7.604cm">
          <text:p/>
        </draw:line>
        <draw:line draw:style-name="gr6" draw:text-style-name="P3" draw:layer="layout" svg:x1="5.826cm" svg:y1="5.699cm" svg:x2="6.715cm" svg:y2="7.604cm">
          <text:p/>
        </draw:line>
        <draw:line draw:style-name="gr6" draw:text-style-name="P3" draw:layer="layout" svg:x1="15.351cm" svg:y1="5.826cm" svg:x2="17.129cm" svg:y2="7.604cm">
          <text:p/>
        </draw:line>
        <draw:line draw:style-name="gr6" draw:text-style-name="P3" draw:layer="layout" svg:x1="17.129cm" svg:y1="8.747cm" svg:x2="16.494cm" svg:y2="10.398cm">
          <text:p/>
        </draw:line>
        <draw:frame draw:style-name="gr7" draw:text-style-name="P4" draw:layer="layout" svg:width="1.016cm" svg:height="0.954cm" svg:x="6.588cm" svg:y="2.397cm">
          <draw:text-box>
            <text:p>0</text:p>
          </draw:text-box>
        </draw:frame>
        <draw:frame draw:style-name="gr7" draw:text-style-name="P4" draw:layer="layout" svg:width="1.016cm" svg:height="0.954cm" svg:x="6.588cm" svg:y="2.397cm">
          <draw:text-box>
            <text:p>0</text:p>
          </draw:text-box>
        </draw:frame>
        <draw:frame draw:style-name="gr7" draw:text-style-name="P4" draw:layer="layout" svg:width="1.016cm" svg:height="0.954cm" svg:x="15.478cm" svg:y="8.874cm">
          <draw:text-box>
            <text:p>0</text:p>
          </draw:text-box>
        </draw:frame>
        <draw:frame draw:style-name="gr7" draw:text-style-name="P4" draw:layer="layout" svg:width="1.016cm" svg:height="0.954cm" svg:x="13.446cm" svg:y="5.699cm">
          <draw:text-box>
            <text:p>0</text:p>
          </draw:text-box>
        </draw:frame>
        <draw:frame draw:style-name="gr7" draw:text-style-name="P4" draw:layer="layout" svg:width="1.143cm" svg:height="0.954cm" svg:x="16.494cm" svg:y="5.699cm">
          <draw:text-box>
            <text:p>1</text:p>
          </draw:text-box>
        </draw:frame>
        <draw:frame draw:style-name="gr7" draw:text-style-name="P4" draw:layer="layout" svg:width="1.016cm" svg:height="0.954cm" svg:x="8.619cm" svg:y="14.461cm">
          <draw:text-box>
            <text:p>0</text:p>
          </draw:text-box>
        </draw:frame>
        <draw:frame draw:style-name="gr7" draw:text-style-name="P4" draw:layer="layout" svg:width="1.016cm" svg:height="0.954cm" svg:x="10.271cm" svg:y="11.349cm">
          <draw:text-box>
            <text:p>0</text:p>
          </draw:text-box>
        </draw:frame>
        <draw:frame draw:style-name="gr7" draw:text-style-name="P4" draw:layer="layout" svg:width="1.016cm" svg:height="0.954cm" svg:x="11.287cm" svg:y="8.747cm">
          <draw:text-box>
            <text:p>0</text:p>
          </draw:text-box>
        </draw:frame>
        <draw:frame draw:style-name="gr7" draw:text-style-name="P4" draw:layer="layout" svg:width="1.016cm" svg:height="0.954cm" svg:x="6.461cm" svg:y="5.699cm">
          <draw:text-box>
            <text:p>1</text:p>
          </draw:text-box>
        </draw:frame>
        <draw:frame draw:style-name="gr7" draw:text-style-name="P4" draw:layer="layout" svg:width="1.016cm" svg:height="0.954cm" svg:x="2.905cm" svg:y="5.572cm">
          <draw:text-box>
            <text:p>0</text:p>
          </draw:text-box>
        </draw:frame>
        <draw:frame draw:style-name="gr8" draw:text-style-name="P4" draw:layer="layout" svg:width="1.016cm" svg:height="1.081cm" svg:x="13.065cm" svg:y="2.078cm">
          <draw:text-box>
            <text:p>1</text:p>
          </draw:text-box>
        </draw:frame>
      </draw:page>
      <draw:page draw:name="page2" draw:style-name="dp1" draw:master-page-name="Default">
        <draw:custom-shape draw:style-name="gr9" draw:text-style-name="P1" draw:layer="layout" svg:width="5.842cm" svg:height="5.461cm" svg:x="8.747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842cm" svg:height="5.461cm" svg:x="13.7cm" svg:y="12.3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842cm" svg:height="5.461cm" svg:x="18.78cm" svg:y="3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97cm" svg:height="2.159cm" svg:x="9.128cm" svg:y="5.06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5" draw:layer="layout" svg:width="1.397cm" svg:height="2.159cm" svg:x="14.462cm" svg:y="14.84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5" draw:layer="layout" svg:width="1.397cm" svg:height="2.159cm" svg:x="19.161cm" svg:y="5.19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transparence" draw:layer="layout" svg:width="3.81cm" svg:height="0.889cm" svg:x="9.763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4.716cm" svg:y="11.795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9.796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11.795cm" svg:y="4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16.748cm" svg:y="14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21.955cm" svg:y="4.937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2.938cm" svg:y1="6.08cm" svg:x2="17.891cm" svg:y2="15.605cm">
          <text:p/>
        </draw:line>
        <draw:line draw:style-name="gr13" draw:text-style-name="P7" draw:layer="layout" svg:x1="17.891cm" svg:y1="15.605cm" svg:x2="23.098cm" svg:y2="6.08cm">
          <text:p/>
        </draw:line>
        <draw:line draw:style-name="gr13" draw:text-style-name="P7" draw:layer="layout" svg:x1="23.098cm" svg:y1="6.08cm" svg:x2="12.938cm" svg:y2="6.08cm">
          <text:p/>
        </draw:line>
        <draw:custom-shape draw:style-name="gr14" draw:layer="layout" svg:width="2.369cm" svg:height="0.954cm" svg:x="9.128cm" svg:y="10.714cm">
          <text:p>F-PH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14.589cm" svg:y1="9.382cm" svg:x2="11.541cm" svg:y2="11.16cm">
          <text:p/>
        </draw:line>
        <draw:line draw:style-name="gr6" draw:text-style-name="P3" draw:layer="layout" svg:x1="16.621cm" svg:y1="2.016cm" svg:x2="14.589cm" svg:y2="3.032cm">
          <text:p/>
        </draw:line>
        <draw:line draw:style-name="gr6" draw:text-style-name="P3" draw:layer="layout" svg:x1="26.019cm" svg:y1="2.397cm" svg:x2="24.622cm" svg:y2="3.032cm">
          <text:p/>
        </draw:line>
        <draw:line draw:style-name="gr6" draw:text-style-name="P3" draw:layer="layout" svg:x1="22.209cm" svg:y1="12.303cm" svg:x2="19.542cm" svg:y2="13.573cm">
          <text:p/>
        </draw:line>
        <draw:frame draw:style-name="gr16" draw:text-style-name="P8" draw:layer="layout" svg:width="2.667cm" svg:height="0.762cm" svg:x="15.478cm" svg:y="1.381cm">
          <draw:text-box>
            <text:p><text:span text:style-name="T1">Serveur S1</text:span></text:p>
          </draw:text-box>
        </draw:frame>
        <draw:frame draw:style-name="gr16" draw:text-style-name="P8" draw:layer="layout" svg:width="2.667cm" svg:height="0.762cm" svg:x="24.622cm" svg:y="1.635cm">
          <draw:text-box>
            <text:p><text:span text:style-name="T1">Serveur S2</text:span></text:p>
          </draw:text-box>
        </draw:frame>
        <draw:frame draw:style-name="gr16" draw:text-style-name="P8" draw:layer="layout" svg:width="2.667cm" svg:height="0.762cm" svg:x="22.309cm" svg:y="11.668cm">
          <draw:text-box>
            <text:p><text:span text:style-name="T1">Serveur S3</text:span></text:p>
          </draw:text-box>
        </draw:frame>
      </draw:page>
      <draw:page draw:name="page3" draw:style-name="dp1" draw:master-page-name="Default">
        <draw:line draw:style-name="gr17" draw:text-style-name="P9" draw:layer="layout" svg:x1="6.207cm" svg:y1="4.429cm" svg:x2="14.081cm" svg:y2="2.143cm">
          <text:p/>
        </draw:line>
        <draw:line draw:style-name="gr17" draw:text-style-name="P9" draw:layer="layout" svg:x1="14.589cm" svg:y1="2.397cm" svg:x2="11.414cm" svg:y2="4.429cm">
          <text:p/>
        </draw:line>
        <draw:line draw:style-name="gr17" draw:text-style-name="P9" draw:layer="layout" svg:x1="15.224cm" svg:y1="1.974cm" svg:x2="22.717cm" svg:y2="4.556cm">
          <text:p/>
        </draw:line>
        <draw:line draw:style-name="gr17" draw:text-style-name="P9" draw:layer="layout" svg:x1="14.716cm" svg:y1="2.397cm" svg:x2="16.113cm" svg:y2="4.937cm">
          <text:p/>
        </draw:line>
        <draw:line draw:style-name="gr17" draw:text-style-name="P10" draw:layer="layout" svg:x1="11.16cm" svg:y1="8.493cm" svg:x2="15.605cm" svg:y2="5.953cm">
          <text:p/>
        </draw:line>
        <draw:line draw:style-name="gr17" draw:text-style-name="P10" draw:layer="layout" svg:x1="14.462cm" svg:y1="8.493cm" svg:x2="16.113cm" svg:y2="6.207cm">
          <text:p/>
        </draw:line>
        <draw:line draw:style-name="gr17" draw:text-style-name="P10" draw:layer="layout" svg:x1="20.812cm" svg:y1="8.493cm" svg:x2="16.494cm" svg:y2="6.08cm">
          <text:p/>
        </draw:line>
        <draw:frame draw:style-name="gr18" draw:text-style-name="P11" draw:layer="layout" svg:width="1.524cm" svg:height="1.143cm" svg:x="8.747cm" svg:y="2.27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8.399cm" svg:y="2.397cm">
          <draw:text-box>
            <text:p><text:span text:style-name="T2">11</text:span></text:p>
          </draw:text-box>
        </draw:frame>
        <draw:frame draw:style-name="gr18" draw:text-style-name="P11" draw:layer="layout" svg:width="1.524cm" svg:height="1.143cm" svg:x="14.335cm" svg:y="3.413cm">
          <draw:text-box>
            <text:p><text:span text:style-name="T2">10</text:span></text:p>
          </draw:text-box>
        </draw:frame>
        <draw:frame draw:style-name="gr18" draw:text-style-name="P11" draw:layer="layout" svg:width="1.524cm" svg:height="1.143cm" svg:x="11.795cm" svg:y="2.778cm">
          <draw:text-box>
            <text:p><text:span text:style-name="T2">01</text:span></text:p>
          </draw:text-box>
        </draw:frame>
        <draw:custom-shape draw:style-name="gr1" draw:text-style-name="P1" draw:layer="layout" svg:width="1.27cm" svg:height="1.27cm" svg:x="13.954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3.278cm" svg:height="2.923cm" svg:x="3.69cm" svg:y="4.4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00</text:span></text:p>
              </table:table-cell>
              <table:table-cell>
                <text:p><text:span text:style-name="T1">1111</text:span></text:p>
              </table:table-cell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>
                <text:p><text:span text:style-name="T1">0111</text:span></text:p>
              </table:table-cell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776cm" svg:height="2.923cm" svg:x="8.891cm" svg:y="4.35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00</text:span></text:p>
              </table:table-cell>
              <table:table-cell>
                <text:p><text:span text:style-name="T1">0000</text:span></text:p>
              </table:table-cell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>
                <text:p><text:span text:style-name="T1">1100</text:span></text:p>
              </table:table-cell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>
                <text:p><text:span text:style-name="T1">10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793cm" svg:height="2.969cm" svg:x="21.447cm" svg:y="4.5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1">
              <table:table-cell>
                <text:p><text:span text:style-name="T1">0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>
                <text:p><text:span text:style-name="T1">1100</text:span></text:p>
              </table:table-cell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1.27cm" svg:height="1.27cm" svg:x="15.478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.894cm" svg:height="2.923cm" svg:x="8.336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">00</text:span></text:p>
              </table:table-cell>
              <table:table-cell>
                <text:p><text:span text:style-name="T1">00;01</text:span></text:p>
              </table:table-cell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>
                <text:p><text:span text:style-name="T1">11</text:span></text:p>
              </table:table-cell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>
                <text:p><text:span text:style-name="T1">1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443cm" svg:height="2.923cm" svg:x="13.304cm" svg:y="8.52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">0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>
                <text:p><text:span text:style-name="T1">00;10;11</text:span></text:p>
              </table:table-cell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826cm" svg:height="2.923cm" svg:x="19.763cm" svg:y="8.505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1">00</text:span></text:p>
              </table:table-cell>
              <table:table-cell>
                <text:p><text:span text:style-name="T1">00;01</text:span></text:p>
              </table:table-cell>
            </table:table-row>
            <table:table-row table:style-name="ro1" table:default-cell-style-name="ce1">
              <table:table-cell>
                <text:p><text:span text:style-name="T1">01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10</text:span></text:p>
              </table:table-cell>
              <table:table-cell>
                <text:p><text:span text:style-name="T1">11</text:span></text:p>
              </table:table-cell>
            </table:table-row>
            <table:table-row table:style-name="ro1" table:default-cell-style-name="ce1">
              <table:table-cell>
                <text:p><text:span text:style-name="T1">11</text:span></text:p>
              </table:table-cell>
              <table:table-cell>
                <text:p><text:span text:style-name="T1">1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11" draw:layer="layout" svg:width="1.524cm" svg:height="1.143cm" svg:x="12.684cm" svg:y="6.207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4.081cm" svg:y="6.842cm">
          <draw:text-box>
            <text:p><text:span text:style-name="T2">01</text:span></text:p>
          </draw:text-box>
        </draw:frame>
        <draw:frame draw:style-name="gr18" draw:text-style-name="P11" draw:layer="layout" svg:width="1.524cm" svg:height="1.143cm" svg:x="17.256cm" svg:y="6.842cm">
          <draw:text-box>
            <text:p><text:span text:style-name="T2">10</text:span></text:p>
          </draw:text-box>
        </draw:frame>
      </draw:page>
      <draw:page draw:name="page4" draw:style-name="dp1" draw:master-page-name="Default">
        <draw:line draw:style-name="gr17" draw:text-style-name="P9" draw:layer="layout" svg:x1="6.208cm" svg:y1="4.43cm" svg:x2="14.082cm" svg:y2="2.144cm">
          <text:p/>
        </draw:line>
        <draw:line draw:style-name="gr17" draw:text-style-name="P9" draw:layer="layout" svg:x1="14.59cm" svg:y1="2.398cm" svg:x2="11.415cm" svg:y2="4.43cm">
          <text:p/>
        </draw:line>
        <draw:line draw:style-name="gr17" draw:text-style-name="P9" draw:layer="layout" svg:x1="15.225cm" svg:y1="1.975cm" svg:x2="22.718cm" svg:y2="4.557cm">
          <text:p/>
        </draw:line>
        <draw:line draw:style-name="gr17" draw:text-style-name="P9" draw:layer="layout" svg:x1="14.717cm" svg:y1="2.398cm" svg:x2="16.114cm" svg:y2="4.938cm">
          <text:p/>
        </draw:line>
        <draw:line draw:style-name="gr17" draw:text-style-name="P10" draw:layer="layout" svg:x1="11.161cm" svg:y1="8.494cm" svg:x2="15.606cm" svg:y2="5.954cm">
          <text:p/>
        </draw:line>
        <draw:line draw:style-name="gr17" draw:text-style-name="P10" draw:layer="layout" svg:x1="14.463cm" svg:y1="8.494cm" svg:x2="16.114cm" svg:y2="6.208cm">
          <text:p/>
        </draw:line>
        <draw:line draw:style-name="gr17" draw:text-style-name="P10" draw:layer="layout" svg:x1="20.813cm" svg:y1="8.494cm" svg:x2="16.495cm" svg:y2="6.081cm">
          <text:p/>
        </draw:line>
        <draw:frame draw:style-name="gr18" draw:text-style-name="P11" draw:layer="layout" svg:width="1.524cm" svg:height="1.143cm" svg:x="8.748cm" svg:y="2.271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8.4cm" svg:y="2.398cm">
          <draw:text-box>
            <text:p><text:span text:style-name="T2">11</text:span></text:p>
          </draw:text-box>
        </draw:frame>
        <draw:frame draw:style-name="gr18" draw:text-style-name="P11" draw:layer="layout" svg:width="1.524cm" svg:height="1.143cm" svg:x="14.336cm" svg:y="3.414cm">
          <draw:text-box>
            <text:p><text:span text:style-name="T2">10</text:span></text:p>
          </draw:text-box>
        </draw:frame>
        <draw:frame draw:style-name="gr18" draw:text-style-name="P11" draw:layer="layout" svg:width="1.524cm" svg:height="1.143cm" svg:x="11.796cm" svg:y="2.779cm">
          <draw:text-box>
            <text:p><text:span text:style-name="T2">01</text:span></text:p>
          </draw:text-box>
        </draw:frame>
        <draw:custom-shape draw:style-name="gr1" draw:text-style-name="P1" draw:layer="layout" svg:width="1.27cm" svg:height="1.27cm" svg:x="13.955cm" svg:y="1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5.479cm" svg:y="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1.524cm" svg:height="1.143cm" svg:x="12.685cm" svg:y="6.208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4.082cm" svg:y="6.843cm">
          <draw:text-box>
            <text:p><text:span text:style-name="T2">01</text:span></text:p>
          </draw:text-box>
        </draw:frame>
        <draw:frame draw:style-name="gr18" draw:text-style-name="P11" draw:layer="layout" svg:width="1.524cm" svg:height="1.143cm" svg:x="17.637cm" svg:y="6.08cm">
          <draw:text-box>
            <text:p><text:span text:style-name="T2">10</text:span></text:p>
          </draw:text-box>
        </draw:frame>
        <draw:custom-shape draw:style-name="gr19" draw:text-style-name="P12" draw:layer="layout" svg:width="3.683cm" svg:height="1.524cm" svg:x="2.778cm" svg:y="4.175cm">
          <text:p text:style-name="P2"><text:span text:style-name="T1">001111; 0101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4.699cm" svg:height="1.778cm" svg:x="7.985cm" svg:y="4.302cm">
          <text:p text:style-name="P2"><text:span text:style-name="T1">000000;101100;111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2.667cm" svg:height="1.397cm" svg:x="21.447cm" svg:y="4.556cm">
          <text:p text:style-name="P2"><text:span text:style-name="T1">1011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5.334cm" svg:height="1.27cm" svg:x="7.604cm" svg:y="8.493cm">
          <text:p text:style-name="P2"><text:span text:style-name="T1">0000;0001;1011;1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3.91cm" svg:height="1.143cm" svg:x="13.727cm" svg:y="8.493cm">
          <text:p text:style-name="P2"><text:span text:style-name="T1">0100;0110;01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4.318cm" svg:height="1.143cm" svg:x="19.669cm" svg:y="8.366cm">
          <text:p text:style-name="P2"><text:span text:style-name="T1">0000;0001;1011;1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1.778cm" svg:height="0.721cm" svg:x="3.032cm" svg:y="3.413cm">
          <draw:text-box>
            <text:p text:style-name="P13"><text:span text:style-name="T1">/00</text:span></text:p>
          </draw:text-box>
        </draw:frame>
        <draw:frame draw:style-name="gr25" draw:text-style-name="P8" draw:layer="layout" svg:width="1.397cm" svg:height="0.721cm" svg:x="8.874cm" svg:y="3.794cm">
          <draw:text-box>
            <text:p text:style-name="P13"><text:span text:style-name="T1">/01</text:span></text:p>
          </draw:text-box>
        </draw:frame>
        <draw:frame draw:style-name="gr16" draw:text-style-name="P8" draw:layer="layout" svg:width="1.397cm" svg:height="0.762cm" svg:x="22.59cm" svg:y="3.921cm">
          <draw:text-box>
            <text:p text:style-name="P13"><text:span text:style-name="T1">/11</text:span></text:p>
          </draw:text-box>
        </draw:frame>
        <draw:frame draw:style-name="gr25" draw:text-style-name="P8" draw:layer="layout" svg:width="1.905cm" svg:height="0.721cm" svg:x="8.112cm" svg:y="7.985cm">
          <draw:text-box>
            <text:p text:style-name="P13"><text:span text:style-name="T1">/10/00</text:span></text:p>
          </draw:text-box>
        </draw:frame>
        <draw:frame draw:style-name="gr16" draw:text-style-name="P8" draw:layer="layout" svg:width="1.397cm" svg:height="0.762cm" svg:x="16.24cm" svg:y="4.302cm">
          <draw:text-box>
            <text:p text:style-name="P13"><text:span text:style-name="T1">/10/</text:span></text:p>
          </draw:text-box>
        </draw:frame>
        <draw:frame draw:style-name="gr16" draw:text-style-name="P8" draw:layer="layout" svg:width="1.905cm" svg:height="0.762cm" svg:x="15.097cm" svg:y="7.858cm">
          <draw:text-box>
            <text:p text:style-name="P13"><text:span text:style-name="T1">/10/01</text:span></text:p>
          </draw:text-box>
        </draw:frame>
        <draw:frame draw:style-name="gr16" draw:text-style-name="P8" draw:layer="layout" svg:width="2.032cm" svg:height="0.762cm" svg:x="21.193cm" svg:y="7.604cm">
          <draw:text-box>
            <text:p text:style-name="P13"><text:span text:style-name="T1">/10/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729fcf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nsparence" style:family="graphic" style:parent-style-name="standard">
      <style:graphic-properties draw:fill-color="#dddddd" draw:opacity="50%" draw:textarea-horizontal-align="justify" draw:textarea-vertical-align="middle" draw:auto-grow-height="false" fo:min-height="0.639cm" fo:min-width="3.31cm" draw:shadow-opacity="50%"/>
      <style:paragraph-properties fo:text-align="center"/>
    </style:style>
    <style:style style:name="fine_20_dashed" style:display-name="fine dashed" style:family="graphic" style:parent-style-name="standard">
      <style:graphic-properties draw:stroke="dash" svg:stroke-width="0.051cm" svg:stroke-color="#ff3333" draw:marker-start-width="0.279cm" draw:marker-end-width="0.279cm" draw:fill-color="#ffffff"/>
    </style:style>
    <style:style style:name="no_20_color_20_background" style:display-name="no color background" style:family="graphic" style:parent-style-name="standard">
      <style:graphic-properties draw:fill-color="#ffffff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5:40:47.425083000</meta:creation-date>
    <dc:date>2015-07-06T17:04:30.609416000</dc:date>
    <meta:editing-duration>PT2H7M35S</meta:editing-duration>
    <meta:editing-cycles>53</meta:editing-cycles>
    <meta:generator>LibreOffice/4.4.3.2$MacOSX_X86_64 LibreOffice_project/88805f81e9fe61362df02b9941de8e38a9b5fd16</meta:generator>
    <meta:document-statistic meta:object-count="106"/>
  </office:meta>
</office:document-meta>
</file>